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used to be part of the imperial city guard but have since defected. Together they lead the rebellion that overthrew the tyrannical city government. While traveling through the vast deser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4 or 5 missions rebuilding infrastructure and rescuing town members bash and slash focus their efforts on fighting off Dahla's troops. It turns out that Dahla was in search of a special power supply (or some other cool item) that had been hidden/lost in the desert and she had tracked down the location close to the town. The power supply is somewhere underground and Dahla had begun a drilling operation to find it. Knowing that Dahla will be at the power supply Bash and Slash track down the power supply themselves and after fighting through waves of enemies meet Dahla face to face in a battle for survival.</text:p>
      <text:p text:style-name="P1">Somewhere along the way you realize that you and Dahla have some history together, so it adds more motivation to kill her.</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potion guy needs to make potions (mandatory) <text:s text:c="2"/>-(dabat) <text:s text:c="2"/>(4:00)</text:p>
      <text:p text:style-name="P6"><text:tab/>Main Quest: Find the potion guy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text:p>
      <text:p text:style-name="P2">5.) <text:s/>Track down missing supply caravan <text:s text:c="3"/><text:span text:style-name="T3">Boss</text:span>: super mole</text:p>
      <text:p text:style-name="P6"><text:tab/>Main Quest: track down the missing supply caravan</text:p>
      <text:p text:style-name="P6"><text:tab/>Side Quest: Find 3 boxes of supplies</text:p>
      <text:p text:style-name="P6"/>
      <text:p text:style-name="P3">(Caves)</text:p>
      <text:p text:style-name="P2">6.) <text:s/>Find and repair broken pipe(mandatory) <text:s/></text:p>
      <text:p text:style-name="P6"><text:tab/>Main Quest: our pipe is busted! find it and destroy it (fix it) </text:p>
      <text:p text:style-name="P6"><text:tab/>Side Quest: </text:p>
      <text:p text:style-name="P2">7.) Reactivate water pumps (mandatory) </text:p>
      <text:p text:style-name="P6"><text:s text:c="14"/>Main Quest: Find and activate the 3 water switches</text:p>
      <text:p text:style-name="P6"><text:tab/>Side Quest: </text:p>
      <text:p text:style-name="P2">8.) Destroy dahlas weapons cache </text:p>
      <text:p text:style-name="P6"><text:s text:c="14"/>Main Quest: </text:p>
      <text:p text:style-name="P6"><text:tab/>Side Quest: </text:p>
      <text:p text:style-name="P2"><text:soft-page-break/>9.) Destroy the power lines going to the drill <text:s text:c="2"/></text:p>
      <text:p text:style-name="P6"><text:s text:c="14"/>Main Quest: </text:p>
      <text:p text:style-name="P6"><text:tab/>Side Quest: </text:p>
      <text:p text:style-name="P6"/>
      <text:p text:style-name="P3">(Ruins)</text:p>
      <text:p text:style-name="P2">10.) Destroy the control tower for the drill <text:s/></text:p>
      <text:p text:style-name="P6"><text:s text:c="14"/>Main Quest: </text:p>
      <text:p text:style-name="P6"><text:tab/>Side Quest: </text:p>
      <text:p text:style-name="P2">11.) Find <text:s/>Dahlas drilling operation (mandatory) <text:s text:c="2"/>-(heavy) <text:s text:c="2"/>(miniboss)</text:p>
      <text:p text:style-name="P6"><text:tab/>Main Quest: Find the drill</text:p>
      <text:p text:style-name="P6"><text:tab/>Side Quest: </text:p>
      <text:p text:style-name="P2">12.) Follow the drill underground (mandatory)</text:p>
      <text:p text:style-name="P2"><text:s text:c="12"/><text:span text:style-name="T2">Main Quest: Track down Dahla</text:span></text:p>
      <text:p text:style-name="P6"><text:tab/>Side Quest: </text:p>
      <text:p text:style-name="P2">13.) Track down the drill</text:p>
      <text:p text:style-name="P2"><text:s text:c="12"/><text:span text:style-name="T2">Main Quest: </text:span></text:p>
      <text:p text:style-name="P6"><text:tab/>Side Quest: </text:p>
      <text:p text:style-name="P2">14.) Track down the drill</text:p>
      <text:p text:style-name="P6"><text:s text:c="13"/>Main Quest: </text:p>
      <text:p text:style-name="P6"><text:s text:c="13"/>Side Quest: </text:p>
      <text:p text:style-name="P2">15.) Destroy the drill (mandatory) -Miniboss ( Cave fight with falling rocks)</text:p>
      <text:p text:style-name="P6"><text:tab/>Main Quest: Destroy the supports holding up the ceiling</text:p>
      <text:p text:style-name="P6"><text:tab/>Side Quest: Collect the 2 golden nuggets</text:p>
      <text:p text:style-name="P6"/>
      <text:p text:style-name="P2">16.) Kill Dahla <text:s text:c="2"/>-(dahla)</text:p>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text:p>
      <text:p text:style-name="P5"/>
      <text:p text:style-name="P5"><text:s text:c="4"/><text:span text:style-name="T3">Brice</text:span>: </text:p>
      <text:p text:style-name="P5"><text:s text:c="13"/>Dialogue: "Welcome to Titanis! I sell weapons and armor. Click on my workbench to see what <text:s/><text:tab/> <text:s text:c="19"/>I have for sale."</text:p>
      <text:p text:style-name="P5"><text:s text:c="13"/>Menu: Available</text:p>
      <text:p text:style-name="P5"/>
      <text:p text:style-name="P5"><text:s text:c="4"/><text:span text:style-name="T3">Dr. Tam: </text:span></text:p>
      <text:p text:style-name="P5"><text:s text:c="12"/>Dialogue: "Thank you for answering our distress signal! Welcome to Titanis,I am the doctor in <text:s text:c="2"/><text:tab/><text:tab/> <text:s text:c="5"/>this town. I can make you potions but my equipment was damaged in the attack."</text:p>
      <text:p text:style-name="P5"><text:s text:c="12"/>Menu: Hidden</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I will be able to communicate with you while </text:p>
      <text:p text:style-name="P5"><text:s text:c="30"/>you are out on missions. Dr. Tam is in desperate need of a new power source for his </text:p>
      <text:p text:style-name="P5"><text:s text:c="30"/>potion making equipment, he says he lost his during the attack. Find one for him and <text:s/><text:tab/><text:tab/> <text:s text:c="6"/>I'm sure he will make you some potions cheap."</text:p>
      <text:p text:style-name="P5"/>
      <text:p text:style-name="P5"><text:s text:c="4"/><text:span text:style-name="T3">Brice</text:span>: </text:p>
      <text:p text:style-name="P5"><text:s text:c="12"/>Dialogue: "Click on my workbench to see what weapons and armor I have for sale"</text:p>
      <text:p text:style-name="P5"/>
      <text:p text:style-name="P5"><text:s text:c="4"/><text:span text:style-name="T3">Dr. Tam</text:span>: </text:p>
      <text:p text:style-name="P5"><text:s text:c="12"/>Dialogue: "With that antenna fixed we will be able to broadcast a stronger distress signal and </text:p>
      <text:p text:style-name="P5"><text:soft-page-break/><text:s text:c="31"/>hopefully get some additional help. I really need that power source for my potion </text:p>
      <text:p text:style-name="P5"><text:s text:c="31"/>equipment, take a look for it out in the desert."</text:p>
      <text:p text:style-name="P5"><text:s text:c="12"/>Menu: Hidden</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energy source you found Dr. Tam can finally make potions again. Visit <text:s text:c="3"/><text:tab/> <text:s text:c="2"/><text:tab/> <text:s text:c="18"/>him to see what he has for sale and buy some potions.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Click on my workbench to see what weapons and armor I have for sale"</text:p>
      <text:p text:style-name="P5"/>
      <text:p text:style-name="P5"><text:s text:c="4"/><text:span text:style-name="T3">Dr. Tam: </text:span></text:p>
      <text:p text:style-name="P5"><text:s text:c="12"/>Dialogue: "This power source is a bit beat up but it's still functional. I just used it to create a <text:tab/> <text:s/><text:tab/> <text:s text:c="19"/>batch of potions. Click on my workbench to see what I have for sale!"</text:p>
      <text:p text:style-name="P5"><text:s text:c="12"/>Menu: Available</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Click on my workbench to see what weapons and armor I have for sale"</text:p>
      <text:p text:style-name="P5"/>
      <text:p text:style-name="P5"><text:s text:c="4"/><text:span text:style-name="T3">Dr. Tam: </text:span></text:p>
      <text:p text:style-name="P5"><text:s text:c="12"/>Dialogue: "This power source is a bit beat up but it's still functional. I just used it to create a <text:tab/> <text:s/><text:tab/> <text:s text:c="19"/>batch of potions. Click on my workbench to see what I have for sale!"</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3-11-06T11:58:14.47</dc:date>
    <meta:editing-duration>P4DT13H22M37S</meta:editing-duration>
    <meta:editing-cycles>56</meta:editing-cycles>
    <meta:generator>OpenOffice.org/3.4.1$Win32 OpenOffice.org_project/341m1$Build-9593</meta:generator>
    <meta:document-statistic meta:table-count="0" meta:image-count="0" meta:object-count="0" meta:page-count="4" meta:paragraph-count="129" meta:word-count="1177" meta:character-count="7597"/>
  </office:meta>
</office:document-meta>
</file>